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868A22E4AFCC35C8.png" manifest:media-type="image/png"/>
  <manifest:file-entry manifest:full-path="Pictures/10000201000002D1000003F8372F9FB2F658966F.png" manifest:media-type="image/png"/>
  <manifest:file-entry manifest:full-path="Pictures/10000201000002D1000003F8D6B4F78C4DD3AA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D6B4F78C4DD3AA52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D6B4F78C4DD3AA52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868A22E4AFCC35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D6B4F78C4DD3AA52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868A22E4AFCC35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868A22E4AFCC35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D6B4F78C4DD3AA52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868A22E4AFCC35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372F9FB2F65896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4:41:29.329631121</meta:print-date>
    <dc:date>2024-01-24T14:43:20.844063099</dc:date>
    <meta:editing-duration>PT1H33M59S</meta:editing-duration>
    <meta:editing-cycles>12</meta:editing-cycles>
    <meta:generator>LibreOffice/6.4.7.2$Linux_X86_64 LibreOffice_project/40$Build-2</meta:generator>
    <meta:document-statistic meta:object-count="9"/>
  </office:meta>
</office:document-meta>
</file>